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5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230" calcext:value-type="float">
            <text:p>23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30" calcext:value-type="float">
            <text:p>23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230" calcext:value-type="float">
            <text:p>23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30" calcext:value-type="float">
            <text:p>230,00</text:p>
          </table:table-cell>
          <table:table-cell table:style-name="ce50" office:value-type="date" office:date-value="2024-10-04" calcext:value-type="date">
            <text:p>04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230" calcext:value-type="float">
            <text:p>23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30" calcext:value-type="float">
            <text:p>23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230" calcext:value-type="float">
            <text:p>23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30" calcext:value-type="float">
            <text:p>230,00</text:p>
          </table:table-cell>
          <table:table-cell table:style-name="ce50" office:value-type="date" office:date-value="2024-12-05" calcext:value-type="date">
            <text:p>05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230" calcext:value-type="float">
            <text:p>23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30" calcext:value-type="float">
            <text:p>230,00</text:p>
          </table:table-cell>
          <table:table-cell table:style-name="ce50" office:value-type="date" office:date-value="2025-01-03" calcext:value-type="date">
            <text:p>03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240" calcext:value-type="float">
            <text:p>24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40" calcext:value-type="float">
            <text:p>240,00</text:p>
          </table:table-cell>
          <table:table-cell table:style-name="ce50" office:value-type="date" office:date-value="2025-02-06" calcext:value-type="date">
            <text:p>06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240" calcext:value-type="float">
            <text:p>24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40" calcext:value-type="float">
            <text:p>24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240" calcext:value-type="float">
            <text:p>24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40" calcext:value-type="float">
            <text:p>24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240" calcext:value-type="float">
            <text:p>24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10]-[.F10]" office:value-type="float" office:value="240" calcext:value-type="float">
            <text:p>24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0])" office:value-type="float" office:value="240" calcext:value-type="float">
            <text:p>24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5-02">00/00/0000</text:date></text:span><text:span text:style-name="MT2"><text:s/>- </text:span><text:span text:style-name="MT2"><text:time style:data-style-name="N2" text:time-value="11:47:18.745710518">00:00:00</text:time></text:span><text:span text:style-name="MT2"><text:s/></text:span></text:p>
        </style:region-center>
        <style:region-right>
          <text:p><text:span text:style-name="MT4">Juliana Godinho Ragusa Marcicano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liana Godinho Ragusa Marcicano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11:47:18.7484000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5-02T09:58:18.195257568</dc:date>
    <meta:print-date>2019-12-18T08:56:40.082000000</meta:print-date>
    <dc:language>pt-PT</dc:language>
    <meta:editing-cycles>658</meta:editing-cycles>
    <meta:editing-duration>PT20H40M39S</meta:editing-duration>
    <meta:document-statistic meta:table-count="1" meta:cell-count="72" meta:object-count="0"/>
    <meta:user-defined meta:name="Info 0"/>
    <meta:user-defined meta:name="Info 1"/>
    <meta:user-defined meta:name="Info 2"/>
    <meta:user-defined meta:name="Info 3"/>
  </office:meta>
</office:document-meta>
</file>